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4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9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6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7" office:value-type="string" calcext:value-type="string">
            <text:p>Preço em R$</text:p>
          </table:table-cell>
          <table:table-cell table:style-name="ce7" office:value-type="string" calcext:value-type="string">
            <text:p>Preço com Impostos</text:p>
          </table:table-cell>
          <table:table-cell table:style-name="ce7"/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[.$B$10]*[.C3]" office:value-type="currency" office:currency="BRL" office:value="199.588025" calcext:value-type="currency">
            <text:p>R$ 199,59</text:p>
          </table:table-cell>
          <table:table-cell/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[.$B$10]*[.C4]" office:value-type="currency" office:currency="BRL" office:value="616.382" calcext:value-type="currency">
            <text:p>R$ 616,38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[.$B$10]*[.C5]" office:value-type="currency" office:currency="BRL" office:value="148.2065" calcext:value-type="currency">
            <text:p>R$ 148,21</text:p>
          </table:table-cell>
          <table:table-cell/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[.$B$10]*[.C6]" office:value-type="currency" office:currency="BRL" office:value="383.913725" calcext:value-type="currency">
            <text:p>R$ 383,91</text:p>
          </table:table-cell>
          <table:table-cell/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[.$B$10]*[.C7]" office:value-type="currency" office:currency="BRL" office:value="61.098375" calcext:value-type="currency">
            <text:p>R$ 61,10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7:09.9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11:11.477000000</dc:date>
    <meta:editing-duration>PT13M</meta:editing-duration>
    <meta:editing-cycles>6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